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<text:tab/><text:tab/><text:tab/><text:tab/>WEEK-6</text:span></text:p>
      <text:p text:style-name="P1"><text:span text:style-name="T2">USN- 1BM21CS173</text:span></text:p>
      <text:p text:style-name="P1"><text:span text:style-name="T2">DATE- 27-07-2023</text:span></text:p>
      <text:p text:style-name="P1"><text:span text:style-name="T2"/></text:p>
      <text:p text:style-name="P1"><text:span text:style-name="T2">Write a C program to simulate </text:span></text:p>
      <text:p text:style-name="P1"><text:span text:style-name="T2">a) Banker's Algorithm</text:span></text:p>
      <text:p text:style-name="P1"><text:span text:style-name="T2">#include &lt;stdio.h&gt;</text:span></text:p>
      <text:p text:style-name="P1"><text:span text:style-name="T2">int main()</text:span></text:p>
      <text:p text:style-name="P1"><text:span text:style-name="T2">{</text:span></text:p>
      <text:p text:style-name="P1"><text:span text:style-name="T2">// P0, P1, P2, P3, P4 are the Process names here</text:span></text:p>
      <text:p text:style-name="P1"><text:span text:style-name="T2"/></text:p>
      <text:p text:style-name="P1"><text:span text:style-name="T2">int n, m, i, j, k;</text:span></text:p>
      <text:p text:style-name="P1"><text:span text:style-name="T2">printf("Enter number of processes: ");</text:span></text:p>
      <text:p text:style-name="P1"><text:span text:style-name="T2">scanf("%d", &amp;n);</text:span></text:p>
      <text:p text:style-name="P1"><text:span text:style-name="T2">printf("Enter the number of resources: ");</text:span></text:p>
      <text:p text:style-name="P1"><text:span text:style-name="T2">scanf("%d", &amp;m);</text:span></text:p>
      <text:p text:style-name="P1"><text:span text:style-name="T2">int alloc[n][m],max[n][m],avail[m];</text:span></text:p>
      <text:p text:style-name="P1"><text:span text:style-name="T2">printf("Enter the allocation matrix: ");</text:span></text:p>
      <text:p text:style-name="P1"><text:span text:style-name="T2">for(i=0; i&lt;n; i++){</text:span></text:p>
      <text:p text:style-name="P1"><text:span text:style-name="T2"><text:s text:c="8"/>for(j=0; j&lt;m; j++){</text:span></text:p>
      <text:p text:style-name="P1"><text:span text:style-name="T2"><text:s text:c="12"/>scanf("%d",&amp;alloc[i][j]);</text:span></text:p>
      <text:p text:style-name="P1"><text:span text:style-name="T2"><text:s text:c="8"/>}</text:span></text:p>
      <text:p text:style-name="P1"><text:span text:style-name="T2">}</text:span></text:p>
      <text:p text:style-name="P1"><text:span text:style-name="T2"/></text:p>
      <text:p text:style-name="P1"><text:span text:style-name="T2"><text:s text:c="4"/>printf("Enter the maximum allowed resources matrix: ");</text:span></text:p>
      <text:p text:style-name="P1"><text:span text:style-name="T2">for(i=0; i&lt;n; i++){</text:span></text:p>
      <text:p text:style-name="P1"><text:span text:style-name="T2"><text:s text:c="8"/>for(j=0; j&lt;m; j++){</text:span></text:p>
      <text:p text:style-name="P1"><text:span text:style-name="T2"><text:s text:c="12"/>scanf("%d",&amp;max[i][j]);</text:span></text:p>
      <text:p text:style-name="P1"><text:span text:style-name="T2"><text:s text:c="8"/>}</text:span></text:p>
      <text:p text:style-name="P1"><text:span text:style-name="T2">}</text:span></text:p>
      <text:p text:style-name="P1"><text:span text:style-name="T2"/></text:p>
      <text:p text:style-name="P1"><text:span text:style-name="T2">printf("Enter the available resources matrix: ");</text:span></text:p>
      <text:p text:style-name="P1"><text:span text:style-name="T2">for(i=0; i&lt;m; i++){</text:span></text:p>
      <text:p text:style-name="P1"><text:span text:style-name="T2"><text:s text:c="8"/>scanf("%d", &amp;avail[i]);</text:span></text:p>
      <text:p text:style-name="P1"><text:span text:style-name="T2">}</text:span></text:p>
      <text:p text:style-name="P1"><text:span text:style-name="T2"/></text:p>
      <text:p text:style-name="P1"><text:span text:style-name="T2">int f[n], ans[n], ind = 0;</text:span></text:p>
      <text:p text:style-name="P1"><text:span text:style-name="T2">for (k = 0; k &lt; n; k++) {</text:span></text:p>
      <text:p text:style-name="P1"><text:span text:style-name="T2">f[k] = 0;</text:span></text:p>
      <text:p text:style-name="P1"><text:span text:style-name="T2">}</text:span></text:p>
      <text:p text:style-name="P1"><text:span text:style-name="T2">int need[n][m];</text:span></text:p>
      <text:p text:style-name="P1"><text:span text:style-name="T2">for (i = 0; i &lt; n; i++) {</text:span></text:p>
      <text:p text:style-name="P1"><text:span text:style-name="T2">for (j = 0; j &lt; m; j++)</text:span></text:p>
      <text:p text:style-name="P1"><text:span text:style-name="T2">need[i][j] = max[i][j] - alloc[i][j];</text:span></text:p>
      <text:p text:style-name="P1"><text:span text:style-name="T2">}</text:span></text:p>
      <text:p text:style-name="P1"><text:span text:style-name="T2">int y = 0;</text:span></text:p>
      <text:p text:style-name="P1"><text:span text:style-name="T2">for (k = 0; k &lt; 5; k++) {</text:span></text:p>
      <text:p text:style-name="P1"><text:span text:style-name="T2">for (i = 0; i &lt; n; i++) {</text:span></text:p>
      <text:p text:style-name="P1"><text:span text:style-name="T2">if (f[i] == 0) {</text:span></text:p>
      <text:p text:style-name="P1"><text:span text:style-name="T2"/></text:p>
      <text:p text:style-name="P1"><text:span text:style-name="T2">int flag = 0;</text:span></text:p>
      <text:p text:style-name="P1"><text:span text:style-name="T2">for (j = 0; j &lt; m; j++) {</text:span></text:p>
      <text:p text:style-name="P1"><text:span text:style-name="T2">if (need[i][j] &gt; avail[j]){</text:span></text:p>
      <text:p text:style-name="P1"><text:span text:style-name="T2">flag = 1;</text:span></text:p>
      <text:p text:style-name="P1"><text:span text:style-name="T2">break;</text:span></text:p>
      <text:p text:style-name="P1"><text:span text:style-name="T2">}</text:span></text:p>
      <text:p text:style-name="P1"><text:span text:style-name="T2">}</text:span></text:p>
      <text:p text:style-name="P1"><text:span text:style-name="T2"/></text:p>
      <text:p text:style-name="P1"><text:span text:style-name="T2">if (flag == 0) {</text:span></text:p>
      <text:p text:style-name="P1"><text:span text:style-name="T2">ans[ind++] = i;</text:span></text:p>
      <text:p text:style-name="P1"><text:span text:style-name="T2">for (y = 0; y &lt; m; y++)</text:span></text:p>
      <text:p text:style-name="P1"><text:span text:style-name="T2">avail[y] += alloc[i][y];</text:span></text:p>
      <text:p text:style-name="P1"><text:span text:style-name="T2">f[i] = 1;</text:span></text:p>
      <text:p text:style-name="P1"><text:span text:style-name="T2">}</text:span></text:p>
      <text:p text:style-name="P1"><text:span text:style-name="T2">}</text:span></text:p>
      <text:p text:style-name="P1"><text:span text:style-name="T2">}</text:span></text:p>
      <text:p text:style-name="P1"><text:span text:style-name="T2">}</text:span></text:p>
      <text:p text:style-name="P1"><text:span text:style-name="T2"/></text:p>
      <text:p text:style-name="P1"><text:span text:style-name="T2">int flag = 1;</text:span></text:p>
      <text:p text:style-name="P1"><text:span text:style-name="T2"/></text:p>
      <text:p text:style-name="P1"><text:span text:style-name="T2">for(int i=0;i&lt;n;i++)</text:span></text:p>
      <text:p text:style-name="P1"><text:span text:style-name="T2">{</text:span></text:p>
      <text:p text:style-name="P1"><text:span text:style-name="T2">if(f[i]==0)</text:span></text:p>
      <text:p text:style-name="P1"><text:span text:style-name="T2">{</text:span></text:p>
      <text:p text:style-name="P1"><text:span text:style-name="T2">flag=0;</text:span></text:p>
      <text:p text:style-name="P1"><text:span text:style-name="T2">printf("The following system is not safe");</text:span></text:p>
      <text:p text:style-name="P1"><text:span text:style-name="T2">break;</text:span></text:p>
      <text:p text:style-name="P1"><text:span text:style-name="T2">}</text:span></text:p>
      <text:p text:style-name="P1"><text:span text:style-name="T2">}</text:span></text:p>
      <text:p text:style-name="P1"><text:span text:style-name="T2"/></text:p>
      <text:p text:style-name="P1"><text:span text:style-name="T2">if(flag==1)</text:span></text:p>
      <text:p text:style-name="P1"><text:span text:style-name="T2">{</text:span></text:p>
      <text:p text:style-name="P1"><text:span text:style-name="T2">printf("Following is the SAFE Sequence\n");</text:span></text:p>
      <text:p text:style-name="P1"><text:span text:style-name="T2">for (i = 0; i &lt; n - 1; i++)</text:span></text:p>
      <text:p text:style-name="P1"><text:span text:style-name="T2">printf(" P%d -&gt;", ans[i]);</text:span></text:p>
      <text:p text:style-name="P1"><text:span text:style-name="T2">printf(" P%d", ans[n - 1]);</text:span></text:p>
      <text:p text:style-name="P1"><text:span text:style-name="T2">}</text:span></text:p>
      <text:p text:style-name="P1"><text:span text:style-name="T2"/></text:p>
      <text:p text:style-name="P1"><text:span text:style-name="T2"/></text:p>
      <text:p text:style-name="P1"><text:span text:style-name="T2">return (0);</text:span></text:p>
      <text:p text:style-name="P1"><text:span text:style-name="T2"/></text:p>
      <text:p text:style-name="P1"><text:span text:style-name="T2">}</text:span></text:p>
      <text:p text:style-name="P1"><text:span text:style-name="T2">OUTPUT-</text:span></text:p>
      <text:p text:style-name="P2"><draw:frame text:anchor-type="as-char" svg:width="177.27mm" svg:height="65.62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2">b) Deadlock Detection Algorithm</text:span></text:p>
      <text:p text:style-name="P3"><text:span text:style-name="T2">#include&lt;stdio.h&gt;</text:span></text:p>
      <text:p text:style-name="P3"><text:span text:style-name="T2">static int mark[20];</text:span></text:p>
      <text:p text:style-name="P3"><text:span text:style-name="T2">int i, j, np, nr;</text:span></text:p>
      <text:p text:style-name="P3"><text:span text:style-name="T2"/></text:p>
      <text:p text:style-name="P3"><text:span text:style-name="T2"/></text:p>
      <text:p text:style-name="P3"><text:span text:style-name="T2">int main()</text:span></text:p>
      <text:p text:style-name="P3"><text:span text:style-name="T2">{</text:span></text:p>
      <text:p text:style-name="P3"><text:span text:style-name="T2">int alloc[10][10],request[10][10],avail[10],r[10],w[10];</text:span></text:p>
      <text:p text:style-name="P3"><text:span text:style-name="T2"/></text:p>
      <text:p text:style-name="P3"><text:span text:style-name="T2"/></text:p>
      <text:p text:style-name="P3"><text:span text:style-name="T2">printf ("\nEnter the no of the process: ");</text:span></text:p>
      <text:p text:style-name="P3"><text:span text:style-name="T2">scanf("%d",&amp;np);</text:span></text:p>
      <text:p text:style-name="P3"><text:span text:style-name="T2">printf ("\nEnter the no of resources: ");</text:span></text:p>
      <text:p text:style-name="P3"><text:span text:style-name="T2">scanf("%d",&amp;nr);</text:span></text:p>
      <text:p text:style-name="P3"><text:span text:style-name="T2">for(i=0;i&lt;nr; i++)</text:span></text:p>
      <text:p text:style-name="P3"><text:span text:style-name="T2">{</text:span></text:p>
      <text:p text:style-name="P3"><text:span text:style-name="T2">printf("\nTotal Amount of the Resource R % d: ",i+1);</text:span></text:p>
      <text:p text:style-name="P3"><text:span text:style-name="T2">scanf("%d", &amp;r[i]);</text:span></text:p>
      <text:p text:style-name="P3"><text:span text:style-name="T2">}</text:span></text:p>
      <text:p text:style-name="P3"><text:span text:style-name="T2">printf("\nEnter the request matrix:");</text:span></text:p>
      <text:p text:style-name="P3"><text:span text:style-name="T2"/></text:p>
      <text:p text:style-name="P3"><text:span text:style-name="T2"/></text:p>
      <text:p text:style-name="P3"><text:span text:style-name="T2">for(i=0;i&lt;np;i++)</text:span></text:p>
      <text:p text:style-name="P3"><text:span text:style-name="T2">for(j=0;j&lt;nr;j++)</text:span></text:p>
      <text:p text:style-name="P3"><text:span text:style-name="T2">scanf("%d",&amp;request[i][j]);</text:span></text:p>
      <text:p text:style-name="P3"><text:span text:style-name="T2"/></text:p>
      <text:p text:style-name="P3"><text:span text:style-name="T2"/></text:p>
      <text:p text:style-name="P3"><text:span text:style-name="T2">printf("\nEnter the allocation matrix:");</text:span></text:p>
      <text:p text:style-name="P3"><text:span text:style-name="T2">for(i=0;i&lt;np;i++)</text:span></text:p>
      <text:p text:style-name="P3"><text:span text:style-name="T2">for(j=0;j&lt;nr;j++)</text:span></text:p>
      <text:p text:style-name="P3"><text:span text:style-name="T2">scanf("%d",&amp;alloc[i][j]);</text:span></text:p>
      <text:p text:style-name="P3"><text:span text:style-name="T2"/></text:p>
      <text:p text:style-name="P3"><text:span text:style-name="T2">for(j=0;j&lt;nr;j++)</text:span></text:p>
      <text:p text:style-name="P3"><text:span text:style-name="T2">{</text:span></text:p>
      <text:p text:style-name="P3"><text:span text:style-name="T2">avail[j]=r[j];</text:span></text:p>
      <text:p text:style-name="P3"><text:span text:style-name="T2">for(i=0;i&lt;np;i++)</text:span></text:p>
      <text:p text:style-name="P3"><text:span text:style-name="T2">{</text:span></text:p>
      <text:p text:style-name="P3"><text:span text:style-name="T2">avail[j]-=alloc[i][j];</text:span></text:p>
      <text:p text:style-name="P3"><text:span text:style-name="T2"/></text:p>
      <text:p text:style-name="P3"><text:span text:style-name="T2"/></text:p>
      <text:p text:style-name="P3"><text:span text:style-name="T2">}</text:span></text:p>
      <text:p text:style-name="P3"><text:span text:style-name="T2">}</text:span></text:p>
      <text:p text:style-name="P3"><text:span text:style-name="T2"/></text:p>
      <text:p text:style-name="P3"><text:span text:style-name="T2">for(i=0;i&lt;np;i++)</text:span></text:p>
      <text:p text:style-name="P3"><text:span text:style-name="T2">{</text:span></text:p>
      <text:p text:style-name="P3"><text:span text:style-name="T2">int count=0;</text:span></text:p>
      <text:p text:style-name="P3"><text:span text:style-name="T2"><text:s/>for(j=0;j&lt;nr;j++)</text:span></text:p>
      <text:p text:style-name="P3"><text:span text:style-name="T2"><text:s text:c="3"/>{</text:span></text:p>
      <text:p text:style-name="P3"><text:span text:style-name="T2"><text:s text:c="6"/>if(alloc[i][j]==0)</text:span></text:p>
      <text:p text:style-name="P3"><text:span text:style-name="T2"><text:s text:c="8"/>count++;</text:span></text:p>
      <text:p text:style-name="P3"><text:span text:style-name="T2"><text:s text:c="6"/>else</text:span></text:p>
      <text:p text:style-name="P3"><text:span text:style-name="T2"><text:s text:c="8"/>break;</text:span></text:p>
      <text:p text:style-name="P3"><text:span text:style-name="T2"><text:s text:c="4"/>}</text:span></text:p>
      <text:p text:style-name="P3"><text:span text:style-name="T2"><text:s/>if(count==nr)</text:span></text:p>
      <text:p text:style-name="P3"><text:span text:style-name="T2"><text:s/>mark[i]=1;</text:span></text:p>
      <text:p text:style-name="P3"><text:span text:style-name="T2">}</text:span></text:p>
      <text:p text:style-name="P3"><text:span text:style-name="T2"/></text:p>
      <text:p text:style-name="P3"><text:span text:style-name="T2">for(j=0;j&lt;nr; j++)</text:span></text:p>
      <text:p text:style-name="P3"><text:span text:style-name="T2"><text:s text:c="4"/>w[j]=avail[j];</text:span></text:p>
      <text:p text:style-name="P3"><text:span text:style-name="T2"/></text:p>
      <text:p text:style-name="P3"><text:span text:style-name="T2">for(i=0;i&lt;np; i++)</text:span></text:p>
      <text:p text:style-name="P3"><text:span text:style-name="T2">{</text:span></text:p>
      <text:p text:style-name="P3"><text:span text:style-name="T2">int canbeprocessed= 0;</text:span></text:p>
      <text:p text:style-name="P3"><text:span text:style-name="T2"><text:s/>if(mark[i]!=1)</text:span></text:p>
      <text:p text:style-name="P3"><text:span text:style-name="T2">{</text:span></text:p>
      <text:p text:style-name="P3"><text:span text:style-name="T2"><text:s text:c="3"/>for(j=0;j&lt;nr;j++)</text:span></text:p>
      <text:p text:style-name="P3"><text:span text:style-name="T2"><text:s text:c="4"/>{</text:span></text:p>
      <text:p text:style-name="P3"><text:span text:style-name="T2"><text:s text:c="6"/>if(request[i][j]&lt;=w[j])</text:span></text:p>
      <text:p text:style-name="P3"><text:span text:style-name="T2"><text:s text:c="8"/>canbeprocessed=1;</text:span></text:p>
      <text:p text:style-name="P3"><text:span text:style-name="T2"><text:s text:c="6"/>else</text:span></text:p>
      <text:p text:style-name="P3"><text:span text:style-name="T2"><text:s text:c="9"/>{</text:span></text:p>
      <text:p text:style-name="P3"><text:span text:style-name="T2"><text:s text:c="9"/>canbeprocessed=0;</text:span></text:p>
      <text:p text:style-name="P3"><text:span text:style-name="T2"><text:s text:c="9"/>break;</text:span></text:p>
      <text:p text:style-name="P3"><text:span text:style-name="T2"><text:s text:c="10"/>}</text:span></text:p>
      <text:p text:style-name="P3"><text:span text:style-name="T2"><text:s text:c="5"/>}</text:span></text:p>
      <text:p text:style-name="P3"><text:span text:style-name="T2">if(canbeprocessed)</text:span></text:p>
      <text:p text:style-name="P3"><text:span text:style-name="T2">{</text:span></text:p>
      <text:p text:style-name="P3"><text:span text:style-name="T2">mark[i]=1;</text:span></text:p>
      <text:p text:style-name="P3"><text:span text:style-name="T2"/></text:p>
      <text:p text:style-name="P3"><text:span text:style-name="T2"/></text:p>
      <text:p text:style-name="P3"><text:span text:style-name="T2">for(j=0;j&lt;nr;j++)</text:span></text:p>
      <text:p text:style-name="P3"><text:span text:style-name="T2">w[j]+=alloc[i][j];</text:span></text:p>
      <text:p text:style-name="P3"><text:span text:style-name="T2">}</text:span></text:p>
      <text:p text:style-name="P3"><text:span text:style-name="T2">}</text:span></text:p>
      <text:p text:style-name="P3"><text:span text:style-name="T2">}</text:span></text:p>
      <text:p text:style-name="P3"><text:span text:style-name="T2"/></text:p>
      <text:p text:style-name="P3"><text:span text:style-name="T2">int deadlock=0;</text:span></text:p>
      <text:p text:style-name="P3"><text:span text:style-name="T2">for(i=0;i&lt;np;i++)</text:span></text:p>
      <text:p text:style-name="P3"><text:span text:style-name="T2">if(mark[i]!=1)</text:span></text:p>
      <text:p text:style-name="P3"><text:span text:style-name="T2">deadlock=1;</text:span></text:p>
      <text:p text:style-name="P3"><text:span text:style-name="T2">if(deadlock)</text:span></text:p>
      <text:p text:style-name="P3"><text:span text:style-name="T2">printf("\n Deadlock detected");</text:span></text:p>
      <text:p text:style-name="P3"><text:span text:style-name="T2">else</text:span></text:p>
      <text:p text:style-name="P3"><text:span text:style-name="T2">printf("\n No Deadlock possible");</text:span></text:p>
      <text:p text:style-name="P3"><text:span text:style-name="T2">}</text:span></text:p>
      <text:p text:style-name="P3"><text:span text:style-name="T2">OUTPUT-</text:span></text:p>
      <text:p text:style-name="P4"><draw:frame text:anchor-type="as-char" svg:width="175.68mm" svg:height="89.69mm" style:rel-width="scale" style:rel-height="scale"><draw:object-ole xlink:href="OleObj2"/><draw:image xlink:href="ObjectReplacements/OleObj2"/></draw:frame><text:span text:style-name="T2"/></text:p>
      <text:p text:style-name="P5"><text:span text:style-name="T2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